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16.01mm"/>
    </style:style>
    <style:style style:name="co6" style:family="table-column">
      <style:table-column-properties fo:break-before="auto" style:column-width="111.65mm"/>
    </style:style>
    <style:style style:name="co7" style:family="table-column">
      <style:table-column-properties fo:break-before="auto" style:column-width="238.6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4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wrap-option="wrap"/>
      <style:text-properties fo:hyphenate="true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7pt" style:font-size-asian="7pt" style:font-size-complex="7pt" fo:hyphenate="true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7pt" fo:font-weight="normal" style:font-size-asian="7pt" style:font-weight-asian="normal" style:font-size-complex="7pt" style:font-weight-complex="normal" fo:hyphenate="true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 fo:hyphenate="true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 fo:hyphenate="true"/>
    </style:style>
    <style:style style:name="ce7" style:family="table-cell" style:parent-style-name="Default">
      <style:table-cell-properties fo:wrap-option="wrap"/>
      <style:text-properties fo:font-size="7pt" style:font-size-asian="7pt" style:font-size-complex="7pt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hyphenate="true"/>
    </style:style>
    <style:style style:name="ce2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 fo:hyphenate="true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 fo:hyphenate="true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7pt" style:font-size-asian="7pt" style:font-size-complex="7pt" fo:hyphenate="true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7pt" fo:font-weight="normal" style:font-size-asian="7pt" style:font-weight-asian="normal" style:font-size-complex="7pt" style:font-weight-complex="normal" fo:hyphenate="true"/>
    </style:style>
    <style:style style:name="ce34" style:family="table-cell" style:parent-style-name="Default">
      <style:table-cell-properties fo:wrap-option="wrap"/>
      <style:text-properties fo:font-size="7pt" style:font-size-asian="7pt" style:font-size-complex="7pt" fo:hyphenate="true"/>
    </style:style>
    <style:style style:name="ce3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hyphenate="true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hyphenate="true"/>
    </style:style>
    <style:style style:name="ce37" style:family="table-cell" style:parent-style-name="Default">
      <style:table-cell-properties fo:wrap-option="wrap"/>
      <style:text-properties fo:hyphenate="true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T1" style:family="text">
      <style:text-properties style:text-outline="false" style:text-line-through-style="none" style:text-line-through-type="none" style:font-name="Liberation Sans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size-asian="7pt" style:font-size-complex="7pt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9" style:family="text">
      <style:text-properties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10pt" style:font-size-asian="10pt" style:font-size-complex="10pt"/>
    </style:style>
    <style:style style:name="T10" style:family="text">
      <style:text-properties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language-complex="hi" style:country-complex="IN" style:font-name="Liberation Sans" style:language-asian="zh" style:country-asian="CN" style:font-weight-asian="normal" style:font-weight-complex="normal" style:font-style-asian="normal" style:font-style-complex="normal" style:text-emphasize="none" style:font-relief="none" style:font-name-asian="Noto Sans CJK SC Regular" fo:font-size="7pt" style:font-size-asian="7pt" style:font-size-complex="7pt"/>
    </style:style>
    <style:style style:name="T1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7pt" style:font-size-asian="7pt" style:font-name-complex="Lohit Devanagari" style:font-name="Liberation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7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3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1015" table:default-cell-style-name="ce29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Сценарий</text:p>
          </table:table-cell>
          <table:table-cell table:style-name="ce31" office:value-type="string" calcext:value-type="string">
            <text:p>Предусловие</text:p>
          </table:table-cell>
          <table:table-cell table:style-name="ce28" office:value-type="string" calcext:value-type="string">
            <text:p>№ шага</text:p>
          </table:table-cell>
          <table:table-cell table:style-name="ce28" office:value-type="string" calcext:value-type="string">
            <text:p>Шаги</text:p>
          </table:table-cell>
          <table:table-cell table:style-name="ce28" office:value-type="string" calcext:value-type="string">
            <text:p>Данные</text:p>
          </table:table-cell>
          <table:table-cell table:style-name="ce28" office:value-type="string" calcext:value-type="string">
            <text:p>Ожидаемый результат</text:p>
          </table:table-cell>
          <table:table-cell table:style-name="ce41" table:number-columns-repeated="1015"/>
        </table:table-row>
        <table:table-row table:style-name="ro2">
          <table:table-cell office:value-type="float" office:value="1" calcext:value-type="float" table:number-columns-spanned="1" table:number-rows-spanned="8">
            <text:p>1</text:p>
          </table:table-cell>
          <table:table-cell office:value-type="string" calcext:value-type="string" table:number-columns-spanned="1" table:number-rows-spanned="8">
            <text:p>Проверка формы контактной информации с корректными данными</text:p>
          </table:table-cell>
          <table:table-cell table:style-name="ce32" office:value-type="string" calcext:value-type="string" table:number-columns-spanned="1" table:number-rows-spanned="8">
            <text:p>Зайти на страницу https://www.tinkoff.ru/mobile-operator/</text:p>
          </table:table-cell>
          <table:table-cell table:style-name="ce35" office:value-type="string" calcext:value-type="string">
            <text:p>1.</text:p>
          </table:table-cell>
          <table:table-cell table:style-name="Default" office:value-type="string" calcext:value-type="string">
            <text:p>Заполнить город</text:p>
          </table:table-cell>
          <table:table-cell table:style-name="Default" office:value-type="string" calcext:value-type="string">
            <text:p>Москва и Московская область</text:p>
          </table:table-cell>
          <table:table-cell table:style-name="ce39"/>
          <table:table-cell table:number-columns-repeated="1015"/>
        </table:table-row>
        <table:table-row table:style-name="ro2">
          <table:covered-table-cell table:number-columns-repeated="3"/>
          <table:table-cell table:style-name="ce36" office:value-type="string" calcext:value-type="string">
            <text:p>2.</text:p>
          </table:table-cell>
          <table:table-cell table:style-name="Default" office:value-type="string" calcext:value-type="string">
            <text:p>Заполнить ФИО</text:p>
          </table:table-cell>
          <table:table-cell table:style-name="Default" office:value-type="string" calcext:value-type="string">
            <text:p>Иванов Иван Иванович</text:p>
          </table:table-cell>
          <table:table-cell table:style-name="Default" office:value-type="string" calcext:value-type="string">
            <text:p>Поле помечается зеленной галочкой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5" office:value-type="string" calcext:value-type="string">
            <text:p>3.</text:p>
          </table:table-cell>
          <table:table-cell table:style-name="Default" office:value-type="string" calcext:value-type="string">
            <text:p>Заполнить Телефон</text:p>
          </table:table-cell>
          <table:table-cell table:style-name="Default" office:value-type="string" calcext:value-type="string">
            <text:p>+7 9999999999</text:p>
          </table:table-cell>
          <table:table-cell table:style-name="Default" office:value-type="string" calcext:value-type="string">
            <text:p>Поле помечается зеленной галочкой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5" office:value-type="string" calcext:value-type="string">
            <text:p>4.</text:p>
          </table:table-cell>
          <table:table-cell table:style-name="Default" office:value-type="string" calcext:value-type="string">
            <text:p>Заполнить Электронная почта</text:p>
          </table:table-cell>
          <table:table-cell table:style-name="Default" office:value-type="string" calcext:value-type="string">
            <text:p>abc@gmail.com</text:p>
          </table:table-cell>
          <table:table-cell table:style-name="Default" office:value-type="string" calcext:value-type="string">
            <text:p>Поле помечается зеленной галочкой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6" office:value-type="string" calcext:value-type="string">
            <text:p>5.</text:p>
          </table:table-cell>
          <table:table-cell table:style-name="Default" office:value-type="string" calcext:value-type="string">
            <text:p>Установить флажок в чекбоксе</text:p>
          </table:table-cell>
          <table:table-cell office:value-type="string" calcext:value-type="string">
            <text:p>Перенесите свой номер в Тинькофф Мобайл и получите 1000 ₽</text:p>
          </table:table-cell>
          <table:table-cell office:value-type="string" calcext:value-type="string">
            <text:p>Устанавливается флажок в чекбоксе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5" office:value-type="string" calcext:value-type="string">
            <text:p>6.</text:p>
          </table:table-cell>
          <table:table-cell table:style-name="Default" office:value-type="string" calcext:value-type="string">
            <text:p>В Гражданство выбрать из списка</text:p>
          </table:table-cell>
          <table:table-cell office:value-type="string" calcext:value-type="string">
            <text:p>Имею гражданство РФ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table:style-name="ce35" office:value-type="string" calcext:value-type="string">
            <text:p>7.</text:p>
          </table:table-cell>
          <table:table-cell table:style-name="Default" office:value-type="string" calcext:value-type="string">
            <text:p>Установить флажок в чекбоксе</text:p>
          </table:table-cell>
          <table:table-cell office:value-type="string" calcext:value-type="string">
            <text:p>Я принимаю условия передачи информации</text:p>
          </table:table-cell>
          <table:table-cell office:value-type="string" calcext:value-type="string">
            <text:p>Устанавливается флажок в чекбоксе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6" office:value-type="string" calcext:value-type="string">
            <text:p>8.</text:p>
          </table:table-cell>
          <table:table-cell table:style-name="Default" office:value-type="string" calcext:value-type="string">
            <text:p>Нажать Далее</text:p>
          </table:table-cell>
          <table:table-cell/>
          <table:table-cell office:value-type="string" calcext:value-type="string">
            <text:p>Переход к форме Назначения встречи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2" calcext:value-type="float" table:number-columns-spanned="1" table:number-rows-spanned="9">
            <text:p>2</text:p>
          </table:table-cell>
          <table:table-cell office:value-type="string" calcext:value-type="string" table:number-columns-spanned="1" table:number-rows-spanned="9">
            <text:p>Проверка формы назначения встречи с корректными данными</text:p>
          </table:table-cell>
          <table:table-cell office:value-type="string" calcext:value-type="string" table:number-columns-spanned="1" table:number-rows-spanned="9">
            <text:p>1. Зайти на страницу https://www.tinkoff.ru/mobile-operator/ </text:p>
            <text:p>2. Заполнить город - Москва и Московская область </text:p>
            <text:p>3. Заполнить ФИО - Иванов Иван Иванович </text:p>
            <text:p>4. Заполнить Телефон - +7 9999999999 </text:p>
            <text:p>5. Заполнить Электронная почта - abc@gmail.com </text:p>
            <text:p>6. Установить флажок в чекбоксе — Перенесите свой номер в Тинькофф Мобайл и получите 1000 ₽  </text:p>
            <text:p>7. В Гражданство выбрать из списка - Имею гражданство РФ </text:p>
            <text:p>8. Установить флажок в чекбоксе - Я принимаю условия передачи информации </text:p>
            <text:p>9. Нажать Далее  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Заполнить Индекс</text:p>
          </table:table-cell>
          <table:table-cell table:style-name="ce38" office:value-type="float" office:value="121059" calcext:value-type="float">
            <text:p>121059</text:p>
          </table:table-cell>
          <table:table-cell office:value-type="string" calcext:value-type="string">
            <text:p>Поле заполнено и в поле Регион автоматически проставляется г. Москва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2.</text:p>
          </table:table-cell>
          <table:table-cell table:style-name="Default" office:value-type="string" calcext:value-type="string">
            <text:p>Заполнить Регион</text:p>
          </table:table-cell>
          <table:table-cell table:style-name="Default" office:value-type="string" calcext:value-type="string">
            <text:p>г. Москва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3.</text:p>
          </table:table-cell>
          <table:table-cell table:style-name="Default" office:value-type="string" calcext:value-type="string">
            <text:p>Заполнить Район или город</text:p>
          </table:table-cell>
          <table:table-cell table:style-name="Default" office:value-type="string" calcext:value-type="string">
            <text:p>Значение из списка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4.</text:p>
          </table:table-cell>
          <table:table-cell table:style-name="Default" office:value-type="string" calcext:value-type="string">
            <text:p>Заполнить Населенный пункт</text:p>
          </table:table-cell>
          <table:table-cell table:style-name="Default" office:value-type="string" calcext:value-type="string">
            <text:p>Значение из списка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5.</text:p>
          </table:table-cell>
          <table:table-cell table:style-name="Default" office:value-type="string" calcext:value-type="string">
            <text:p>Заполнить Улица</text:p>
          </table:table-cell>
          <table:table-cell table:style-name="Default" office:value-type="string" calcext:value-type="string">
            <text:p>Значение из списка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6.</text:p>
          </table:table-cell>
          <table:table-cell table:style-name="Default" office:value-type="string" calcext:value-type="string">
            <text:p>Заполнить Дом, Корпус, Строение, Квартира</text:p>
          </table:table-cell>
          <table:table-cell table:style-name="Default" office:value-type="string" calcext:value-type="string">
            <text:p>12, <text:s/>-, -, -</text:p>
          </table:table-cell>
          <table:table-cell office:value-type="string" calcext:value-type="string">
            <text:p>После заполнения дома становятся доступны Дата и Время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7.</text:p>
          </table:table-cell>
          <table:table-cell table:style-name="Default" office:value-type="string" calcext:value-type="string">
            <text:p>Выбрать из списка предложенные Дата и Время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8.</text:p>
          </table:table-cell>
          <table:table-cell table:style-name="Default" office:value-type="string" calcext:value-type="string">
            <text:p>Поле Комментарий оставить пустым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9.</text:p>
          </table:table-cell>
          <table:table-cell table:style-name="Default" office:value-type="string" calcext:value-type="string">
            <text:p>Нажать кнопку — Заказать доставку</text:p>
          </table:table-cell>
          <table:table-cell/>
          <table:table-cell table:style-name="ce40" office:value-type="string" calcext:value-type="string">
            <text:p>Выводится сообщение — Спасибо, что выбрали Тинькофф Мобайл! И детали доставки с введнными данными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3" calcext:value-type="float" table:number-columns-spanned="1" table:number-rows-spanned="7">
            <text:p>3</text:p>
          </table:table-cell>
          <table:table-cell office:value-type="string" calcext:value-type="string" table:number-columns-spanned="1" table:number-rows-spanned="7">
            <text:p>Проверка поля Город</text:p>
          </table:table-cell>
          <table:table-cell office:value-type="string" calcext:value-type="string" table:number-columns-spanned="1" table:number-rows-spanned="7">
            <text:p>Зайти на страницу https://www.tinkoff.ru/mobile-operator/ 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Заполнить город</text:p>
          </table:table-cell>
          <table:table-cell table:style-name="Default" office:value-type="string" calcext:value-type="string">
            <text:p>Любые цифры</text:p>
          </table:table-cell>
          <table:table-cell table:style-name="Default" office:value-type="string" calcext:value-type="string">
            <text:p>Выводится сообщение — Введите другой регион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2.</text:p>
          </table:table-cell>
          <table:table-cell table:style-name="Default" office:value-type="string" calcext:value-type="string">
            <text:p>Заполнить город</text:p>
          </table:table-cell>
          <table:table-cell table:style-name="Default" office:value-type="string" calcext:value-type="string">
            <text:p>Латинский алфавит</text:p>
          </table:table-cell>
          <table:table-cell table:style-name="Default" office:value-type="string" calcext:value-type="string">
            <text:p>Выводится сообщение — Введите другой регион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3.</text:p>
          </table:table-cell>
          <table:table-cell table:style-name="Default" office:value-type="string" calcext:value-type="string">
            <text:p>Заполнить город</text:p>
          </table:table-cell>
          <table:table-cell table:style-name="Default" office:value-type="string" calcext:value-type="string">
            <text:p>Символы пробела и !»№;%:?*()-_\.&gt;&lt;\|@</text:p>
          </table:table-cell>
          <table:table-cell table:style-name="Default" office:value-type="string" calcext:value-type="string">
            <text:p>Выводится сообщение — Введите другой регион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4.</text:p>
          </table:table-cell>
          <table:table-cell table:style-name="Default" office:value-type="string" calcext:value-type="string">
            <text:p>Заполнить город регионом, в котором данная услуга не действует </text:p>
          </table:table-cell>
          <table:table-cell table:style-name="Default" office:value-type="string" calcext:value-type="string">
            <text:p>Екатеринбург</text:p>
          </table:table-cell>
          <table:table-cell table:style-name="Default" office:value-type="string" calcext:value-type="string">
            <text:p>Выводится сообщение — Нас пока еще нет в вашем регионе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5.</text:p>
          </table:table-cell>
          <table:table-cell table:style-name="Default" office:value-type="string" calcext:value-type="string">
            <text:p>Оставить пустым</text:p>
          </table:table-cell>
          <table:table-cell table:style-name="Default"/>
          <table:table-cell table:style-name="Default" office:value-type="string" calcext:value-type="string">
            <text:p>Выводится сообщение — Введите другой регион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37" office:value-type="string" calcext:value-type="string">
            <text:p>6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covered-table-cell table:number-columns-repeated="3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4"/>
          <table:table-cell table:style-name="Default" table:number-columns-repeated="4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0" office:value-type="string" calcext:value-type="string" table:number-columns-spanned="1" table:number-rows-spanned="7">
            <text:p>Проверка поля ФИО</text:p>
          </table:table-cell>
          <table:table-cell table:style-name="ce32" office:value-type="string" calcext:value-type="string" table:number-columns-spanned="1" table:number-rows-spanned="7">
            <text:p><text:span text:style-name="T7">1. Зайти на страницу https://www.tinkoff.ru/mobile-operator/ </text:span></text:p>
            <text:p/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Скопировать значение из буфера обмена</text:p>
          </table:table-cell>
          <table:table-cell table:style-name="Default"/>
          <table:table-cell table:style-name="Default" office:value-type="string" calcext:value-type="string">
            <text:p>Значение вставляется в поле 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table:style-name="Default" office:value-type="string" calcext:value-type="string">
            <text:p>Ввести только фамилию, имя, или отчество</text:p>
          </table:table-cell>
          <table:table-cell table:style-name="Default" office:value-type="string" calcext:value-type="string">
            <text:p>Иванов, Иван, Иванович</text:p>
          </table:table-cell>
          <table:table-cell table:style-name="Default" office:value-type="string" calcext:value-type="string">
            <text:p>Выводится сообщение — Недостаточно информации. Введите фамилию, имя и отчество через пробел (Например: Иванов Иван Алексеевич)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table:style-name="Default" office:value-type="string" calcext:value-type="string">
            <text:p>Заполнить ФИО</text:p>
          </table:table-cell>
          <table:table-cell table:style-name="Default" office:value-type="string" calcext:value-type="string">
            <text:p>Латинский алфавит</text:p>
          </table:table-cell>
          <table:table-cell table:style-name="Default" office:value-type="string" calcext:value-type="string">
            <text:p>Выводится сообщение — Допустимо использовать только буквы русского алфавита и дефис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table:style-name="Default" office:value-type="string" calcext:value-type="string">
            <text:p>Заполнить ФИО</text:p>
          </table:table-cell>
          <table:table-cell table:style-name="Default" office:value-type="string" calcext:value-type="string">
            <text:p>Любые цифры</text:p>
          </table:table-cell>
          <table:table-cell table:style-name="Default" office:value-type="string" calcext:value-type="string">
            <text:p>Выводится сообщение — Допустимо использовать только буквы русского алфавита и дефис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style-name="Default" office:value-type="string" calcext:value-type="string">
            <text:p>Заполнить ФИО</text:p>
          </table:table-cell>
          <table:table-cell table:style-name="Default" office:value-type="string" calcext:value-type="string">
            <text:p>Символы !»№;%:?*()_\.&gt;&lt;\|@</text:p>
          </table:table-cell>
          <table:table-cell table:style-name="Default" office:value-type="string" calcext:value-type="string">
            <text:p>Выводится сообщение — Допустимо использовать только буквы русского алфавита и дефис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style-name="Default" office:value-type="string" calcext:value-type="string">
            <text:p>Оставить пустым</text:p>
          </table:table-cell>
          <table:table-cell table:style-name="Default"/>
          <table:table-cell table:style-name="Default" office:value-type="string" calcext:value-type="string">
            <text:p>Выводится сообщение — Укажите ваше ФИО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0" office:value-type="string" calcext:value-type="string" table:number-columns-spanned="1" table:number-rows-spanned="7">
            <text:p>Проверка поля Контактный телефон</text:p>
          </table:table-cell>
          <table:table-cell table:style-name="ce32" office:value-type="string" calcext:value-type="string" table:number-columns-spanned="1" table:number-rows-spanned="7">
            <text:p>1. Зайти на страницу https://www.tinkoff.ru/mobile-operator/ 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Ввести любые символы или буквы</text:p>
          </table:table-cell>
          <table:table-cell table:style-name="Default"/>
          <table:table-cell table:style-name="Default" office:value-type="string" calcext:value-type="string">
            <text:p>Ввод невозможен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office:value-type="string" calcext:value-type="string">
            <text:p>Скопировать значение из буфера обмена</text:p>
          </table:table-cell>
          <table:table-cell office:value-type="string" calcext:value-type="string">
            <text:p>Цифры</text:p>
          </table:table-cell>
          <table:table-cell office:value-type="string" calcext:value-type="string">
            <text:p>Значение вставляется в поле 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Скопировать значение из буфера обмена</text:p>
          </table:table-cell>
          <table:table-cell office:value-type="string" calcext:value-type="string">
            <text:p>Символы латинского или кириллического алфавита</text:p>
          </table:table-cell>
          <table:table-cell office:value-type="string" calcext:value-type="string">
            <text:p>С полем ничего не происходит, символы не копируются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0" office:value-type="string" calcext:value-type="string" table:number-columns-spanned="1" table:number-rows-spanned="7">
            <text:p>Проверка поля Электронная почта</text:p>
          </table:table-cell>
          <table:table-cell table:style-name="ce32" office:value-type="string" calcext:value-type="string" table:number-columns-spanned="1" table:number-rows-spanned="7">
            <text:p><text:span text:style-name="T7">1. Зайти на страницу https://www.tinkoff.ru/mobile-operator/ </text:span></text:p>
            <text:p/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Ввести два знака @@</text:p>
          </table:table-cell>
          <table:table-cell table:style-name="Default" office:value-type="string" calcext:value-type="string">
            <text:p>@@</text:p>
          </table:table-cell>
          <table:table-cell table:style-name="Default" office:value-type="string" calcext:value-type="string">
            <text:p>Выводится сообщение — Введите корректный адрес эл. Почты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table:style-name="Default" office:value-type="string" calcext:value-type="string">
            <text:p>Ввести значение без указания @</text:p>
          </table:table-cell>
          <table:table-cell table:style-name="Default"/>
          <table:table-cell table:style-name="Default" office:value-type="string" calcext:value-type="string">
            <text:p>Выводится сообщение — Введите корректный адрес эл. Почты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table:style-name="Default" office:value-type="string" calcext:value-type="string">
            <text:p>Ввести имя почтового ящика с указанием разрешенных символов</text:p>
          </table:table-cell>
          <table:table-cell table:style-name="Default" office:value-type="string" calcext:value-type="string">
            <text:p>! \$ &amp; * - = ^ ` | ~ # % ' + / ? _ { }, @gmail.com</text:p>
          </table:table-cell>
          <table:table-cell table:style-name="Default" office:value-type="string" calcext:value-type="string">
            <text:p>Поле помечается зеленной галочкой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table:style-name="Default" office:value-type="string" calcext:value-type="string">
            <text:p>Заполнить Электронная почта</text:p>
          </table:table-cell>
          <table:table-cell table:style-name="Default" office:value-type="string" calcext:value-type="string">
            <text:p>Кириллический алфавит</text:p>
          </table:table-cell>
          <table:table-cell table:style-name="Default" office:value-type="string" calcext:value-type="string">
            <text:p>Поле помечается зеленной галочкой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office:value-type="string" calcext:value-type="string">
            <text:p>Скопировать значение из буфера обмена</text:p>
          </table:table-cell>
          <table:table-cell/>
          <table:table-cell table:style-name="Default" office:value-type="string" calcext:value-type="string">
            <text:p>Значение вставляется в поле 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7">
            <text:p>Проверка чекбокса Сохранить свой номер</text:p>
          </table:table-cell>
          <table:table-cell table:style-name="ce32" office:value-type="string" calcext:value-type="string" table:number-columns-spanned="1" table:number-rows-spanned="7">
            <text:p>1. Зайти на страницу https://www.tinkoff.ru/mobile-operator/ </text:p>
            <text:p><text:span text:style-name="T7">2. Заполнить Телефон - +7 9999999999 </text:span>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Ввести 10 цифр номера телефона </text:p>
          </table:table-cell>
          <table:table-cell table:style-name="Default" office:value-type="string" calcext:value-type="string">
            <text:p>+7(999) 999-99-99</text:p>
          </table:table-cell>
          <table:table-cell table:style-name="Default" office:value-type="string" calcext:value-type="string">
            <text:p>После заполнения телефона, ниже появляется чекбокс — Сохранить свой номер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office:value-type="string" calcext:value-type="string">
            <text:p>Ввести номер телефона не полностью</text:p>
          </table:table-cell>
          <table:table-cell office:value-type="string" calcext:value-type="string">
            <text:p>&lt;=8 цифр</text:p>
          </table:table-cell>
          <table:table-cell table:style-name="Default" office:value-type="string" calcext:value-type="string">
            <text:p>Выводится сообщение — Номер телефона должен состоять из 10 цифр, начиная с кода оператора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Ввести любые символы или буквы</text:p>
          </table:table-cell>
          <table:table-cell office:value-type="string" calcext:value-type="string">
            <text:p>Символы латинского или кириллического алфавита</text:p>
          </table:table-cell>
          <table:table-cell table:style-name="Default" office:value-type="string" calcext:value-type="string">
            <text:p>Ввод невозможен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office:value-type="string" calcext:value-type="string">
            <text:p>Ввести любые символы или буквы</text:p>
          </table:table-cell>
          <table:table-cell table:style-name="Default" office:value-type="string" calcext:value-type="string">
            <text:p>Символы !»№;%:?*()_\.&gt;&lt;\|@</text:p>
          </table:table-cell>
          <table:table-cell table:style-name="Default" office:value-type="string" calcext:value-type="string">
            <text:p>Ввод невозможен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office:value-type="string" calcext:value-type="string">
            <text:p>Скопировать значение из буфера обмена</text:p>
          </table:table-cell>
          <table:table-cell/>
          <table:table-cell office:value-type="string" calcext:value-type="string">
            <text:p>Если были скопированы цифры, то они вставляются в поле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office:value-type="string" calcext:value-type="string">
            <text:p>Ввести больше 10 цифр</text:p>
          </table:table-cell>
          <table:table-cell office:value-type="string" calcext:value-type="string">
            <text:p>&gt;10 цифр</text:p>
          </table:table-cell>
          <table:table-cell office:value-type="string" calcext:value-type="string">
            <text:p>Ввести больше 10 цифр невозможно, поле ограничено 10 символам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office:value-type="string" calcext:value-type="string">
            <text:p>Удалить в начале поля значение +7</text:p>
          </table:table-cell>
          <table:table-cell/>
          <table:table-cell office:value-type="string" calcext:value-type="string">
            <text:p>Из поля невозможно удалить +7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0" office:value-type="string" calcext:value-type="string" table:number-columns-spanned="1" table:number-rows-spanned="7">
            <text:p>Проверка поля Гражданство</text:p>
          </table:table-cell>
          <table:table-cell table:style-name="ce32" office:value-type="string" calcext:value-type="string" table:number-columns-spanned="1" table:number-rows-spanned="2">
            <text:p><text:span text:style-name="T7">1. Зайти на страницу https://www.tinkoff.ru/mobile-operator/ </text:span></text:p>
            <text:p/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Оставить заполненным по умолчанию</text:p>
          </table:table-cell>
          <table:table-cell table:style-name="Default" office:value-type="string" calcext:value-type="string">
            <text:p>Имею гражданство РФ</text:p>
          </table:table-cell>
          <table:table-cell table:style-name="Default" office:value-type="string" calcext:value-type="string">
            <text:p>По умолчанию в поле остается значение — Имею гражданство РФ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table:style-name="Default" office:value-type="string" calcext:value-type="string">
            <text:p>Выбрать из списка — Не имею гражданство РФ</text:p>
          </table:table-cell>
          <table:table-cell table:style-name="Default" office:value-type="string" calcext:value-type="string">
            <text:p>Не имею гражданство РФ</text:p>
          </table:table-cell>
          <table:table-cell table:style-name="Default" office:value-type="string" calcext:value-type="string">
            <text:p>Открывается список стран и поле Автокомплит</text:p>
          </table:table-cell>
          <table:table-cell table:number-columns-repeated="1015"/>
        </table:table-row>
        <table:table-row table:style-name="ro2">
          <table:table-cell/>
          <table:covered-table-cell/>
          <table:table-cell office:value-type="string" calcext:value-type="string" table:number-columns-spanned="1" table:number-rows-spanned="5">
            <text:p><text:span text:style-name="T7">1. Зайти на страницу https://www.tinkoff.ru/mobile-operator/ </text:span></text:p>
            <text:p><text:span text:style-name="T8">2. В поле Гражданство выбрать</text:span><text:span text:style-name="T9"> </text:span><text:span text:style-name="T10">— Не имею гражданство РФ</text:span></text:p>
          </table:table-cell>
          <table:table-cell table:style-name="ce37" office:value-type="string" calcext:value-type="string">
            <text:p>1.</text:p>
          </table:table-cell>
          <table:table-cell office:value-type="string" calcext:value-type="string">
            <text:p>Выбрать любую страну из раскрывающегося списка</text:p>
          </table:table-cell>
          <table:table-cell office:value-type="string" calcext:value-type="string">
            <text:p>Список</text:p>
          </table:table-cell>
          <table:table-cell office:value-type="string" calcext:value-type="string">
            <text:p>В поле фиксируется выбранное значение и появляется зеленый флажок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office:value-type="string" calcext:value-type="string">
            <text:p>В поле начать вводить значение какой-либо страны</text:p>
          </table:table-cell>
          <table:table-cell office:value-type="string" calcext:value-type="string">
            <text:p>Кириллический алфавит</text:p>
          </table:table-cell>
          <table:table-cell office:value-type="string" calcext:value-type="string">
            <text:p>По мере ввода в списке появляются подходящие значения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В поле начать вводить цифры</text:p>
          </table:table-cell>
          <table:table-cell office:value-type="float" office:value="123456789" calcext:value-type="float">
            <text:p>123456789</text:p>
          </table:table-cell>
          <table:table-cell table:style-name="Default" office:value-type="string" calcext:value-type="string">
            <text:p>Выводится сообщение — Выберите страну из выпадающего списка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office:value-type="string" calcext:value-type="string">
            <text:p>Ввести любые символы или буквы</text:p>
          </table:table-cell>
          <table:table-cell office:value-type="string" calcext:value-type="string">
            <text:p>Символы латинского или кириллического алфавита</text:p>
          </table:table-cell>
          <table:table-cell table:style-name="Default" office:value-type="string" calcext:value-type="string">
            <text:p>Выводится сообщение — Выберите страну из выпадающего списка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5.</text:p>
          </table:table-cell>
          <table:table-cell office:value-type="string" calcext:value-type="string">
            <text:p>Ввести любые символы или буквы</text:p>
          </table:table-cell>
          <table:table-cell table:style-name="Default" office:value-type="string" calcext:value-type="string">
            <text:p>Символы !»№;%:?*()_\.&gt;&lt;\|@</text:p>
          </table:table-cell>
          <table:table-cell table:style-name="Default" office:value-type="string" calcext:value-type="string">
            <text:p>Выводится сообщение — Выберите страну из выпадающего списка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0" office:value-type="string" calcext:value-type="string" table:number-columns-spanned="1" table:number-rows-spanned="7">
            <text:p>Проверка чекбокса о принятии соглашения</text:p>
          </table:table-cell>
          <table:table-cell table:style-name="ce32" office:value-type="string" calcext:value-type="string" table:number-columns-spanned="1" table:number-rows-spanned="7">
            <text:p><text:span text:style-name="T7">1. Зайти на страницу https://www.tinkoff.ru/mobile-operator/ </text:span></text:p>
            <text:p/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Нажать на заполненный чекбокс</text:p>
          </table:table-cell>
          <table:table-cell table:style-name="Default"/>
          <table:table-cell table:style-name="Default" office:value-type="string" calcext:value-type="string">
            <text:p>Флажок в чекбоксе снимается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office:value-type="string" calcext:value-type="string">
            <text:p>Нажать на пустой чекбокс</text:p>
          </table:table-cell>
          <table:table-cell/>
          <table:table-cell office:value-type="string" calcext:value-type="string">
            <text:p>Флажок в чекбоксе появлется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Нажать на ссылку — условия передачи информации</text:p>
          </table:table-cell>
          <table:table-cell office:value-type="string" calcext:value-type="string">
            <text:p>Чекбокс заполнен</text:p>
          </table:table-cell>
          <table:table-cell office:value-type="string" calcext:value-type="string">
            <text:p>Появлется окно — Условия передачи информаци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office:value-type="string" calcext:value-type="string">
            <text:p>Нажать на ссылку — условия передачи информации</text:p>
          </table:table-cell>
          <table:table-cell office:value-type="string" calcext:value-type="string">
            <text:p>Чекбокс пуст</text:p>
          </table:table-cell>
          <table:table-cell office:value-type="string" calcext:value-type="string">
            <text:p>Появлется окно — Условия передачи информаци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0" office:value-type="string" calcext:value-type="string" table:number-columns-spanned="1" table:number-rows-spanned="7">
            <text:p>Проверка кнопки Далее</text:p>
          </table:table-cell>
          <table:table-cell table:style-name="ce32" office:value-type="string" calcext:value-type="string" table:number-columns-spanned="1" table:number-rows-spanned="7">
            <text:p><text:span text:style-name="T7">1. Зайти на страницу https://www.tinkoff.ru/mobile-operator/ </text:span></text:p>
            <text:p><text:span text:style-name="T7">2. Заполнить город - Москва и Московская область </text:span></text:p>
            <text:p><text:span text:style-name="T7">3. Заполнить ФИО - Иванов Иван Иванович </text:span></text:p>
            <text:p><text:span text:style-name="T7">4. Заполнить Телефон - +7 9999999999 </text:span></text:p>
            <text:p><text:span text:style-name="T7">5. Заполнить Электронная почта - abc@gmail.com </text:span></text:p>
            <text:p><text:span text:style-name="T7">6. Установить флажок в чекбоксе — Перенесите свой номер в Тинькофф Мобайл и получите 1000 ₽  </text:span></text:p>
            <text:p><text:span text:style-name="T7">7. В Гражданство выбрать из списка - Имею гражданство РФ </text:span></text:p>
            <text:p><text:span text:style-name="T7">8. Установить флажок в чекбоксе - Я принимаю условия передачи информации </text:span>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Нажать кнопку при корректно заполненных полях</text:p>
          </table:table-cell>
          <table:table-cell table:style-name="Default"/>
          <table:table-cell office:value-type="string" calcext:value-type="string">
            <text:p>Переход к форме Назначения встреч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office:value-type="string" calcext:value-type="string">
            <text:p>Не заполнять поля данными и нажать Далее</text:p>
          </table:table-cell>
          <table:table-cell/>
          <table:table-cell office:value-type="string" calcext:value-type="string">
            <text:p>Обязательные поля, которые не были заполнены подсвечиваются красным и у этих полей появляются подсказк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Заполнить только поле ФИО и нажать Далее</text:p>
          </table:table-cell>
          <table:table-cell table:style-name="Default" office:value-type="string" calcext:value-type="string">
            <text:p>Иванов Иван Иванович</text:p>
          </table:table-cell>
          <table:table-cell office:value-type="string" calcext:value-type="string">
            <text:p>Обязательные поля, которые не были заполнены подсвечиваются красным и у этих полей появляются подсказк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office:value-type="string" calcext:value-type="string" table:number-columns-spanned="1" table:number-rows-spanned="2">
            <text:p>Заполнить поля корректными данными, снять флажок в чекбоксе об условиях передачи данных, нажать Далее</text:p>
          </table:table-cell>
          <table:table-cell/>
          <table:table-cell table:style-name="Default" office:value-type="string" calcext:value-type="string">
            <text:p>Выводится сообщение — Для продолжения нужно согласие с условиями <text:s/>Далее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covered-table-cell/>
          <table:table-cell table:number-columns-repeated="1017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0" office:value-type="string" calcext:value-type="string" table:number-columns-spanned="1" table:number-rows-spanned="7">
            <text:p>Проверка поля Индекс</text:p>
          </table:table-cell>
          <table:table-cell table:style-name="ce32" office:value-type="string" calcext:value-type="string" table:number-columns-spanned="1" table:number-rows-spanned="7">
            <text:p>1. Зайти на страницу <text:a xlink:href="https://www.tinkoff.ru/mobile-operator/" xlink:type="simple">https://www.tinkoff.ru/mobile-operator/</text:a></text:p>
            <text:p>2. Заполнить форму контактной информации любыми валидными данными</text:p>
          </table:table-cell>
          <table:table-cell table:style-name="ce37" office:value-type="string" calcext:value-type="string">
            <text:p>1.</text:p>
          </table:table-cell>
          <table:table-cell office:value-type="string" calcext:value-type="string">
            <text:p>Ввести любые символы или буквы</text:p>
          </table:table-cell>
          <table:table-cell office:value-type="string" calcext:value-type="string">
            <text:p>Символы латинского или кириллического алфавита</text:p>
          </table:table-cell>
          <table:table-cell table:style-name="Default" office:value-type="string" calcext:value-type="string">
            <text:p>Ввод невозможен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office:value-type="string" calcext:value-type="string">
            <text:p>Ввести любые символы или буквы</text:p>
          </table:table-cell>
          <table:table-cell table:style-name="Default" office:value-type="string" calcext:value-type="string">
            <text:p>Символы !»№;%:?*()_\.&gt;&lt;\|@</text:p>
          </table:table-cell>
          <table:table-cell table:style-name="Default" office:value-type="string" calcext:value-type="string">
            <text:p>Ввод невозможен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Ввести индекс района Москвы </text:p>
          </table:table-cell>
          <table:table-cell office:value-type="float" office:value="123022" calcext:value-type="float">
            <text:p>123022</text:p>
          </table:table-cell>
          <table:table-cell office:value-type="string" calcext:value-type="string">
            <text:p>Поле регион заполняется в соответствии с индексом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7">
            <text:p>Проверка поля Регион</text:p>
          </table:table-cell>
          <table:table-cell table:style-name="ce32" office:value-type="string" calcext:value-type="string" table:number-columns-spanned="1" table:number-rows-spanned="7">
            <text:p><text:span text:style-name="T11">1. Зайти на страницу </text:span><text:span text:style-name="T11"><text:a xlink:href="https://www.tinkoff.ru/mobile-operator/" xlink:type="simple">https://www.tinkoff.ru/mobile-operator/</text:a></text:span></text:p>
            <text:p><text:span text:style-name="T7">2. Заполнить форму контактной информации любыми валидными данными</text:span>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Заполнить Регион областью, в котором данная услуга не действует <text:s/></text:p>
          </table:table-cell>
          <table:table-cell table:style-name="Default" office:value-type="string" calcext:value-type="string">
            <text:p>Екатеринбург, Хабаровский край</text:p>
          </table:table-cell>
          <table:table-cell table:style-name="Default" office:value-type="string" calcext:value-type="string">
            <text:p>Выводится сообщение — Скоро будем</text:p>
          </table:table-cell>
          <table:table-cell table:number-columns-repeated="1015"/>
        </table:table-row>
        <table:table-row table:style-name="ro2">
          <table:table-cell/>
          <table:covered-table-cell/>
          <table:covered-table-cell office:value-type="string" calcext:value-type="string">
            <text:p>2. Заполнить форму контактной информации любыми валидными данными</text:p>
          </table:covered-table-cell>
          <table:table-cell table:style-name="ce37" office:value-type="string" calcext:value-type="string">
            <text:p>2.</text:p>
          </table:table-cell>
          <table:table-cell office:value-type="string" calcext:value-type="string">
            <text:p>Ввести любые символы или буквы</text:p>
          </table:table-cell>
          <table:table-cell office:value-type="string" calcext:value-type="string">
            <text:p>Символы латинского или кириллического алфавита</text:p>
          </table:table-cell>
          <table:table-cell table:style-name="Default" office:value-type="string" calcext:value-type="string">
            <text:p>Выводится сообщение — Такого региона не существует. Выберите регион из выпадающего списка.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Ввести любые символы или буквы</text:p>
          </table:table-cell>
          <table:table-cell table:style-name="Default" office:value-type="string" calcext:value-type="string">
            <text:p>Символы !»№;%:?*()_\.&gt;&lt;\|@</text:p>
          </table:table-cell>
          <table:table-cell table:style-name="Default" office:value-type="string" calcext:value-type="string">
            <text:p>Выводится сообщение — Такого региона не существует. Выберите регион из выпадающего списка.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office:value-type="string" calcext:value-type="string">
            <text:p>Ввести любые цифры</text:p>
          </table:table-cell>
          <table:table-cell office:value-type="float" office:value="1234567890" calcext:value-type="float">
            <text:p>1234567890</text:p>
          </table:table-cell>
          <table:table-cell table:style-name="Default" office:value-type="string" calcext:value-type="string">
            <text:p>Выводится сообщение — Такого региона не существует. Выберите регион из выпадающего списка.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office:value-type="string" calcext:value-type="string">
            <text:p>Не заполнять поле Регион</text:p>
          </table:table-cell>
          <table:table-cell/>
          <table:table-cell office:value-type="string" calcext:value-type="string">
            <text:p>С формы пропадают поля — улицы и дома. Недоступно для выбора время доставки. Кнопка Заказать доставку не активна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0" office:value-type="string" calcext:value-type="string" table:number-columns-spanned="1" table:number-rows-spanned="7">
            <text:p>Проверка поля Район или город</text:p>
          </table:table-cell>
          <table:table-cell table:style-name="ce32" office:value-type="string" calcext:value-type="string" table:number-columns-spanned="1" table:number-rows-spanned="7">
            <text:p><text:span text:style-name="T11">1. Зайти на страницу </text:span><text:span text:style-name="T11"><text:a xlink:href="https://www.tinkoff.ru/mobile-operator/" xlink:type="simple">https://www.tinkoff.ru/mobile-operator/</text:a></text:span></text:p>
            <text:p><text:span text:style-name="T7">2. Заполнить форму контактной информации любыми валидными данными</text:span>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Заполнить Район или город</text:p>
          </table:table-cell>
          <table:table-cell table:style-name="Default" office:value-type="string" calcext:value-type="string">
            <text:p>Латинский алфавит, Символы !»№;%:?*()-_\.&gt;&lt;\|@</text:p>
          </table:table-cell>
          <table:table-cell table:style-name="Default" office:value-type="string" calcext:value-type="string">
            <text:p>Выводится сообщение — Допустимо использовать только буквы русского алфавита и цифры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7">
            <text:p>Проверка поля Населенный пункт</text:p>
          </table:table-cell>
          <table:table-cell table:style-name="ce32" office:value-type="string" calcext:value-type="string" table:number-columns-spanned="1" table:number-rows-spanned="7">
            <text:p><text:span text:style-name="T11">1. Зайти на страницу </text:span><text:span text:style-name="T11"><text:a xlink:href="https://www.tinkoff.ru/mobile-operator/" xlink:type="simple">https://www.tinkoff.ru/mobile-operator/</text:a></text:span></text:p>
            <text:p><text:span text:style-name="T7">2. Заполнить форму контактной информации любыми валидными данными</text:span>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Заполнить Населенный пункт</text:p>
          </table:table-cell>
          <table:table-cell table:style-name="Default" office:value-type="string" calcext:value-type="string">
            <text:p>Латинский алфавит, Символы !»№;%:?*()-_\.&gt;&lt;\|@</text:p>
          </table:table-cell>
          <table:table-cell table:style-name="Default" office:value-type="string" calcext:value-type="string">
            <text:p>Выводится сообщение — Допустимо использовать только буквы русского алфавита и цифры</text:p>
          </table:table-cell>
          <table:table-cell table:number-columns-repeated="1015"/>
        </table:table-row>
        <table:table-row table:style-name="ro2">
          <table:table-cell/>
          <table:covered-table-cell/>
          <table:covered-table-cell office:value-type="string" calcext:value-type="string">
            <text:p>2. Заполнить форму контактной информации любыми валидными данными</text:p>
          </table:covered-table-cell>
          <table:table-cell table:style-name="ce37" office:value-type="string" calcext:value-type="string">
            <text:p>2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0" office:value-type="string" calcext:value-type="string" table:number-columns-spanned="1" table:number-rows-spanned="7">
            <text:p>Проверка поля Улица</text:p>
          </table:table-cell>
          <table:table-cell table:style-name="ce32" office:value-type="string" calcext:value-type="string" table:number-columns-spanned="1" table:number-rows-spanned="7">
            <text:p><text:span text:style-name="T11">1. Зайти на страницу </text:span><text:span text:style-name="T11"><text:a xlink:href="https://www.tinkoff.ru/mobile-operator/" xlink:type="simple">https://www.tinkoff.ru/mobile-operator/</text:a></text:span></text:p>
            <text:p><text:span text:style-name="T7">2. Заполнить форму контактной информации любыми валидными данными</text:span></text:p>
          </table:table-cell>
          <table:table-cell table:style-name="ce37" office:value-type="string" calcext:value-type="string">
            <text:p>1.</text:p>
          </table:table-cell>
          <table:table-cell office:value-type="string" calcext:value-type="string">
            <text:p>Ввести любые символы или буквы</text:p>
          </table:table-cell>
          <table:table-cell office:value-type="string" calcext:value-type="string">
            <text:p>Символы латинского или кириллического алфавита</text:p>
          </table:table-cell>
          <table:table-cell table:style-name="Default" office:value-type="string" calcext:value-type="string">
            <text:p>Поле принимает любой ввод информаци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office:value-type="string" calcext:value-type="string">
            <text:p>Ввести любые символы или буквы</text:p>
          </table:table-cell>
          <table:table-cell table:style-name="Default" office:value-type="string" calcext:value-type="string">
            <text:p>Символы !»№;%:?*()_\.&gt;&lt;\|@</text:p>
          </table:table-cell>
          <table:table-cell table:style-name="Default" office:value-type="string" calcext:value-type="string">
            <text:p>Поле принимает любой ввод информаци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Ввести любые цифры</text:p>
          </table:table-cell>
          <table:table-cell office:value-type="float" office:value="1234567890" calcext:value-type="float">
            <text:p>1234567890</text:p>
          </table:table-cell>
          <table:table-cell table:style-name="Default" office:value-type="string" calcext:value-type="string">
            <text:p>Поле принимает любой ввод информаци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office:value-type="string" calcext:value-type="string">
            <text:p>Не заполнять поле Улица</text:p>
          </table:table-cell>
          <table:table-cell table:style-name="Default"/>
          <table:table-cell table:style-name="Default" office:value-type="string" calcext:value-type="string">
            <text:p>При нажатии кнопки Заказать доставку, поле становится красным, появляется подсказка о необходимости заполнить поле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0" office:value-type="string" calcext:value-type="string" table:number-columns-spanned="1" table:number-rows-spanned="7">
            <text:p>Проверка полей Дом, Корпус, Строение, Квартира</text:p>
          </table:table-cell>
          <table:table-cell table:style-name="ce32" office:value-type="string" calcext:value-type="string" table:number-columns-spanned="1" table:number-rows-spanned="7">
            <text:p><text:span text:style-name="T11">1. Зайти на страницу </text:span><text:span text:style-name="T11"><text:a xlink:href="https://www.tinkoff.ru/mobile-operator/" xlink:type="simple">https://www.tinkoff.ru/mobile-operator/</text:a></text:span></text:p>
            <text:p><text:span text:style-name="T7">2. Заполнить форму контактной информации любыми валидными данными</text:span></text:p>
          </table:table-cell>
          <table:table-cell table:style-name="ce37" office:value-type="string" calcext:value-type="string">
            <text:p>1.</text:p>
          </table:table-cell>
          <table:table-cell office:value-type="string" calcext:value-type="string">
            <text:p>Ввести любые символы или буквы</text:p>
          </table:table-cell>
          <table:table-cell office:value-type="string" calcext:value-type="string">
            <text:p>Символы латинского алфавита</text:p>
          </table:table-cell>
          <table:table-cell table:style-name="Default" office:value-type="string" calcext:value-type="string">
            <text:p>Выводится один тип сообщения для всех полей — Номер может состоять из цифр и русских букв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office:value-type="string" calcext:value-type="string">
            <text:p>Ввести любые символы или буквы</text:p>
          </table:table-cell>
          <table:table-cell office:value-type="string" calcext:value-type="string">
            <text:p>Символы кириллического алфавита</text:p>
          </table:table-cell>
          <table:table-cell table:style-name="Default" office:value-type="string" calcext:value-type="string">
            <text:p>В поле сохраняется введенная информация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Ввести любые символы или буквы</text:p>
          </table:table-cell>
          <table:table-cell table:style-name="Default" office:value-type="string" calcext:value-type="string">
            <text:p>Символы !»№;%:?*()_\.&gt;&lt;\|@</text:p>
          </table:table-cell>
          <table:table-cell table:style-name="Default" office:value-type="string" calcext:value-type="string">
            <text:p>Выводится один тип сообщения для всех полей — Номер может состоять из цифр и русских букв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office:value-type="string" calcext:value-type="string">
            <text:p>Ввести любые цифры</text:p>
          </table:table-cell>
          <table:table-cell office:value-type="float" office:value="1234567890" calcext:value-type="float">
            <text:p>1234567890</text:p>
          </table:table-cell>
          <table:table-cell table:style-name="Default" office:value-type="string" calcext:value-type="string">
            <text:p>В поле сохраняется введенная информация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office:value-type="string" calcext:value-type="string">
            <text:p>Не заполнять поля данными</text:p>
          </table:table-cell>
          <table:table-cell/>
          <table:table-cell table:style-name="Default" office:value-type="string" calcext:value-type="string">
            <text:p>При нажатии кнопки Заказать доставку, поле становится красным, появляется подсказка о необходимости заполнить поле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0" office:value-type="string" calcext:value-type="string" table:number-columns-spanned="1" table:number-rows-spanned="7">
            <text:p>Проверка полей Дата и Время</text:p>
          </table:table-cell>
          <table:table-cell table:style-name="ce32" office:value-type="string" calcext:value-type="string" table:number-columns-spanned="1" table:number-rows-spanned="7">
            <text:p><text:span text:style-name="T11">1. Зайти на страницу </text:span><text:span text:style-name="T11"><text:a xlink:href="https://www.tinkoff.ru/mobile-operator/" xlink:type="simple">https://www.tinkoff.ru/mobile-operator/</text:a></text:span></text:p>
            <text:p><text:span text:style-name="T7">2. Заполнить форму контактной информации любыми валидными данными</text:span>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выбрать Дату и Время из списка возможных значений</text:p>
          </table:table-cell>
          <table:table-cell table:style-name="Default" office:value-type="string" calcext:value-type="string">
            <text:p>Значение из списка</text:p>
          </table:table-cell>
          <table:table-cell table:style-name="Default" office:value-type="string" calcext:value-type="string">
            <text:p>Поле не доступно для редактирования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0" office:value-type="string" calcext:value-type="string" table:number-columns-spanned="1" table:number-rows-spanned="7">
            <text:p>Проверка поля Комментарий</text:p>
          </table:table-cell>
          <table:table-cell table:style-name="ce32" office:value-type="string" calcext:value-type="string" table:number-columns-spanned="1" table:number-rows-spanned="7">
            <text:p><text:span text:style-name="T11">1. Зайти на страницу </text:span><text:span text:style-name="T11"><text:a xlink:href="https://www.tinkoff.ru/mobile-operator/" xlink:type="simple">https://www.tinkoff.ru/mobile-operator/</text:a></text:span></text:p>
            <text:p><text:span text:style-name="T7">2. Заполнить форму контактной информации любыми валидными данными</text:span></text:p>
          </table:table-cell>
          <table:table-cell table:style-name="ce37" office:value-type="string" calcext:value-type="string">
            <text:p>1.</text:p>
          </table:table-cell>
          <table:table-cell office:value-type="string" calcext:value-type="string">
            <text:p>Ввести любые символы или буквы</text:p>
          </table:table-cell>
          <table:table-cell office:value-type="string" calcext:value-type="string">
            <text:p>Символы латинского алфавита</text:p>
          </table:table-cell>
          <table:table-cell table:style-name="Default" office:value-type="string" calcext:value-type="string">
            <text:p>Поле принимает любой ввод информации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office:value-type="string" calcext:value-type="string">
            <text:p>Ввести любые символы или буквы</text:p>
          </table:table-cell>
          <table:table-cell office:value-type="string" calcext:value-type="string">
            <text:p>Символы кириллического алфавита</text:p>
          </table:table-cell>
          <table:table-cell table:number-columns-repeated="1016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office:value-type="string" calcext:value-type="string">
            <text:p>Ввести любые символы или буквы</text:p>
          </table:table-cell>
          <table:table-cell table:style-name="Default" office:value-type="string" calcext:value-type="string">
            <text:p>Символы !»№;%:?*()_\.&gt;&lt;\|@</text:p>
          </table:table-cell>
          <table:table-cell table:number-columns-repeated="1016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office:value-type="string" calcext:value-type="string">
            <text:p>Ввести любые цифры</text:p>
          </table:table-cell>
          <table:table-cell office:value-type="float" office:value="1234567890" calcext:value-type="float">
            <text:p>1234567890</text:p>
          </table:table-cell>
          <table:table-cell table:number-columns-repeated="1016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office:value-type="string" calcext:value-type="string">
            <text:p>Скопировать значение из буфера обмена</text:p>
          </table:table-cell>
          <table:table-cell/>
          <table:table-cell table:style-name="Default" office:value-type="string" calcext:value-type="string">
            <text:p>Значение вставляется в поле 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0" office:value-type="string" calcext:value-type="string" table:number-columns-spanned="1" table:number-rows-spanned="7">
            <text:p>Проверка кнопки Заказать доставку</text:p>
          </table:table-cell>
          <table:table-cell table:style-name="ce32" office:value-type="string" calcext:value-type="string" table:number-columns-spanned="1" table:number-rows-spanned="7">
            <text:p><text:span text:style-name="T11">1. Зайти на страницу </text:span><text:span text:style-name="T11"><text:a xlink:href="https://www.tinkoff.ru/mobile-operator/" xlink:type="simple">https://www.tinkoff.ru/mobile-operator/</text:a></text:span></text:p>
            <text:p><text:span text:style-name="T7">2. Заполнить форму контактной информации любыми валидными данными</text:span></text:p>
          </table:table-cell>
          <table:table-cell table:style-name="ce37" office:value-type="string" calcext:value-type="string">
            <text:p>1.</text:p>
          </table:table-cell>
          <table:table-cell table:style-name="Default" office:value-type="string" calcext:value-type="string">
            <text:p>Не запо заполнять поля и нажать кнопку Заказать доставку</text:p>
          </table:table-cell>
          <table:table-cell table:style-name="Default"/>
          <table:table-cell table:style-name="Default" office:value-type="string" calcext:value-type="string">
            <text:p>Кнопка не доступна для нажатия</text:p>
          </table:table-cell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0" table:number-columns-spanned="1" table:number-rows-spanned="7"/>
          <table:table-cell table:style-name="ce32" table:number-columns-spanned="1" table:number-rows-spanned="7"/>
          <table:table-cell table:style-name="ce37" office:value-type="string" calcext:value-type="string">
            <text:p>1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2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3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4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5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 office:value-type="string" calcext:value-type="string">
            <text:p>6.</text:p>
          </table:table-cell>
          <table:table-cell table:number-columns-repeated="1018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7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30" table:number-columns-spanned="1" table:number-rows-spanned="7"/>
          <table:table-cell table:style-name="ce32" table:number-columns-spanned="1" table:number-rows-spanned="7"/>
          <table:table-cell table:style-name="ce37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30" table:number-columns-spanned="1" table:number-rows-spanned="7"/>
          <table:table-cell table:style-name="ce32" table:number-columns-spanned="1" table:number-rows-spanned="7"/>
          <table:table-cell table:style-name="ce37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30" table:number-columns-spanned="1" table:number-rows-spanned="7"/>
          <table:table-cell table:style-name="ce32" table:number-columns-spanned="1" table:number-rows-spanned="7"/>
          <table:table-cell table:style-name="ce37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style-name="ce37"/>
          <table:table-cell table:number-columns-repeated="1018"/>
        </table:table-row>
        <table:table-row table:style-name="ro2">
          <table:table-cell/>
          <table:covered-table-cell table:number-columns-repeated="2"/>
          <table:table-cell table:number-columns-repeated="1019"/>
        </table:table-row>
        <table:table-row table:style-name="ro2" table:number-rows-repeated="104838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 style:data-style-name="N2" text:time-value="17:50:44.02077261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37:11.047489462</meta:creation-date>
    <dc:date>2019-02-19T17:49:54.578555177</dc:date>
    <meta:editing-duration>PT1H24M42S</meta:editing-duration>
    <meta:editing-cycles>4</meta:editing-cycles>
    <meta:generator>LibreOffice/6.0.7.3$Linux_X86_64 LibreOffice_project/00m0$Build-3</meta:generator>
    <meta:document-statistic meta:table-count="1" meta:cell-count="430" meta:object-count="0"/>
  </office:meta>
</office:document-meta>
</file>